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Ek Mukta" svg:font-family="'Ek Mukta'"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4.7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title</text:p>
          </table:table-cell>
          <table:table-cell office:value-type="string" calcext:value-type="string">
            <text:p>text</text:p>
          </table:table-cell>
        </table:table-row>
        <table:table-row table:style-name="ro1">
          <table:table-cell office:value-type="string" calcext:value-type="string">
            <text:p>How to invest in 2019</text:p>
          </table:table-cell>
          <table:table-cell office:value-type="string" calcext:value-type="string">
            <text:p>We believe the answer lies in reconciling two very different and powerful developments in the world. The first is a return to pre-crisis normalcy in the global monetary system and markets. The second is the uncomfortable new normal in politics and international relations. The return to normalcy in the global monetary system and markets concerns central banks’ bringing to an end their emergency measures to prevent the Global Financial Crisis of 2008 becoming a new Great Depression. Central banks are gradually retreating from zero borrowing costs and their multi-trillion dollar asset purchases that had fueled markets. The withdrawal of these measures has seen market volatility rise, unsettling many investors who had become accustomed to the placid conditions of recent years. Against this backdrop, 2018 was different to 2017 for investors. Global equities were down 4.3% for the year as of 1 December, compared to their 20.0% gain the prior year. Emerging markets fell 14.1%, after their 34.4% rally in 2017. This pullback may have been partly a reaction to the strong gains that preceded it. But the withdrawal of monetary stimulus - as well as rate rises in the US - clearly left markets more vulnerable to the political shock of the escalating international trade war in particular. Asset prices thus suffered greater volatility than they had done for several years. The return to normalcy has not felt as good as investors may have expected. In politics and geopolitics, by contrast, normalcy is in retreat. The post-Cold War international order – characterized by multilateral cooperation, freer movement of people, and more tolerant societies – is under pressure. Voters in countries including the US, the UK, The Philippines, Italy, Hungary, and Brazil have given their backing over recent years to political movements fronted by populist strongmen whose agendas are characterized by foreign policy isolationism, economic nationalism, closed borders, and perhaps also authoritarian law-and-order policies. The populist strongmen have skillfully played upon voters’ fears and insecurities. Income stagnation, growing wealth inequality, official corruption, and intellectual property theft do indeed present genuine challenges in many countries. But the strongmen have been quicker to decry the problems than to propose genuine answers. Anti-immigrant rhetoric has intensified, while immigrants’ social and economic contribution has been ignored. Greater security has been offered in return for sacrificing some personal liberties. In certain countries, a restoration of national greatness has been promised, with the details of implementation to be filled in later. We do not see this new and uncomfortable political normalcy reversing any time soon. Certain leaders will continue to seek to bolster their powers, sweeping aside many checks and balances. President Xi has already abolished limits on his time in office in China, while Brazil’s new president Bolsonaro has praised the country’s former dictatorship. Any weakening of global economic growth could further strengthen nationalist sentiment, the appetite for trade tariffs, and calls to vest even greater power in the hands of these politicians. Faced with the return of market normalcy on the one hand and its retreat politically, how should you invest in 2019? The approach we take in Outlook 2019 has two main elements. First, we create guideposts to determine how we may anticipate events, and assess their potential impact on your portfolio. Second, we advise building stronger portfolios for turbulent times by investing in more resilient assets and by employing strategies that reshape investment outcomes. By watching the guideposts, you can then make portfolio adjustments going forward, seeking additional diversification, and tactically exploiting valuation opportunities as they arise.Among our key guideposts for 2019 is the state of global trade. The escalation of trade tensions in 2018 took many investors by surprise, triggering volatility in markets in China and other emerging economies in particular. As longer-term investors, we continue watching trade developments, as well as Chinese and Asian economic performance, and comparing them to market data to determine whether or not it is an appropriate time to add or reduce exposure. As well as trade, we believe investors should focus upon the likely impact of the Fed’s gradual, but extended tightening cycle. Besides watching our guideposts, we also emphasize taking positive action now. The return of monetary and market normalcy – and the new normalcy in politics – make portfolio quality even more important. We therefore urge you to allocate to countries and companies that are most likely to withstand the challenges now facing the world. We also advocate seeking to augment your total return profile and help mitigate your risks. Here are nine steps that we recommend you consider to strengthen portfolios as we enter 2019. 1, Assess your portfolio now. Request your Outlook Watchlist, and discuss the opportunities with your Investment Counselor. Seek the insights of our Global Investment Lab where you have specialized queries. 2, Understand your risk profile. If you have a five- to ten-year investment horizon, you probably don’t need to change it. But if your circumstances or risk tolerance has changed, your portfolio should be updated accordingly. 3, Don’t try and time the financial markets – it’s a fool’s game. 4, Preserve your portfolio’s value by diversifying globally and adding higher quality assets. Global investors will be able to ride out turbulence better and may potentially recover faster. 5, Have a discretionary manager rebalance your portfolio as events unfold. By doing so quarterly or at least semi-annually, your portfolio should add assets when markets are cheaper and tilt towards markets likely to recover faster. As markets rally, such portfolios are likely to garner better risk-adjusted returns. 6, Manage your cash – all of it – more wisely. 7, Explore risk management tools as well as strategies with different risk-return characteristics. You can help preserve the safety and return potential of your portfolio this way. 8, Create an opportunistic element within your portfolio to allow you to invest during unusual events and short-term market dislocations. 9, Seek our advice more frequently, and let us help you understand the data, and interpret the guideposts.</text:p>
          </table:table-cell>
        </table:table-row>
        <table:table-row table:style-name="ro1">
          <table:table-cell office:value-type="string" calcext:value-type="string">
            <text:p>Building stronger portfolios for turbulent times</text:p>
          </table:table-cell>
          <table:table-cell office:value-type="string" calcext:value-type="string">
            <text:p>Global investors have routinely doubted the durability of the economic expansion that began in 2009. However, their doubts have been repeatedly contradicted by the breadth and persistence of the recovery. By the second half 2019, we believe the US expansion will likely have become the longest since records began in 1854.That means we need to understand what allowed the expansion to continue so long, what will likely bring it to an end, and what investors should do to make their portfolios resilient. We do not recommend that investors attempt to time markets in their core portfolios. We do recommend investors add quality and rotate from more expensive markets into better value ones. The US expansion to date has not seen the same sort of excesses in consumer demand and indebtedness that occurred around past peaks. This is good – but also somewhat remarkable - given the late-stage stimulus delivered by tax cuts in 2018. Although US inflation is rising, it remains low for the later stages of a long expansion. Against this backdrop, the Federal Reserve is tightening monetary policy more gradually than usual – figure 1. Whereas more aggressive tightening in past cycles has choked off expansions prematurely, this recovery has not faced this constraint. We expect the global expansion to continue over the coming year, despite various risks from politics and international relations, in particular. We also see the outlook for asset prices as positive, with the potential for ongoing modest returns in global equities and fixed income by the end of 2019 – figures 2 and 3. With a handful of idiosyncratic exceptions around the world – see Portfolio perspectives – the economic expansion outside the US should provide a tailwind to world economic growth. Recent market turbulence - such as we saw in early October 2018 - has done nothing to change our positive conviction that global companies can increase their profits in 2019. Investors were clearly unsettled by the US 10-year Treasury yield rising above 3% for the first time since late 2013. This came on top of ongoing concerns over global trade – see Will the trade war open or close markets? We see what really happens with global trade as a key guidepost for the markets for the coming year and beyond. If there is clarity on trade between China and the US, it would refocus investors on the positive economic conditions enjoyed by many countries. Greater clarity seems likelier following the successful summit meeting between President Trump and President Xi on 1 December 2018. A further critical guidepost is from US monetary policy, by way of movements in the yield curve. Tightening is led principally by the Fed, with central banks elsewhere eventually following. The speed and degree of such actions needs to be followed closely.OUTLOOK 2019CITI PRIVATE BANKRegular portfolio rebalancing is essential for 2019 and beyondPersistent global growth in the face of heavy bouts of market anxiety on the one hand and monetary policy tightening on the other are contradictory forces that will ultimately moderate return prospects for 2019. While the Federal Reserve has recently refocused on the need for its policy to react to positive or negative economic outcomes, we still recommend a clear focus on portfolio quality and a more conservative asset allocation at this stage of the market cycle. We remain slightly overweight global equities – figure4– but with gradually increasing allocations to defensive fixed income strategies, relative to one year ago. Over time, we are likely to continue reducing our cyclical exposure, in anticipation of the increasing impact of the Fed’s tightening. What central bank policy tightening means for portfoliosUnlike in the early years of the present expansion, investors can no longer expect a favorable confluence of strong economic growth and easy monetary conditions. Assuming a lack of negative economic shocks next year, the Fed might hike rates as many as four more times in the twelve months from December 2018. Many investors never believed the Fed would get this far. Indeed, markets currently doubt the Fed will see its stated schedule of hikes through. However, investors should be mindful that there have already been eight rate increases of 25 basis points. The Fed may do significantly less, as markets now expect. However, under the most positive US growth scenarios, the rate hike tally could conceivably reach twelve or thirteen by the end of 2019.OverviewFed interest rate hikes have typically been an indicator of favorable conditions. As the economy strengthens, corporate profits rise, markets rally, and the Fed tightens in response to this strength. Early cycle tightening periods are thus positive for investors – figure5. The Fed then gradually raises its risk-free rate towards or above the US nominal economic growth rate. As the expansion ages, and parts of the economy overheat, underlying risks progressively build – see What to expect when you are expecting recession below. Subsequently, the early stages of Fed easing cycles are generally bearish for investors. Business cycle activity is depressed, and the Fed is typically lagging behind in delivering the rate cuts necessary to stimulate recovery. That said, the fact that the US is raising rates means it will ultimately have the monetary firepower to re-energize the economy when conditions call for it. A second headwindNot only is the Fed raising rates, but it also plans to shrink its balance sheet by roughly $700 billion by not reinvesting the proceeds of its bond holdings as they mature. Other central banks will not be stepping in to offset the resulting loss of stimulus. This makes a slowdown more likely. That is because as rates rise and as the central bank lends less with its own balance sheet, government borrowing in many countries will crowd out the private sector for savings. Their increased demand for funds will gradually affect returns across all asset classes, continuing the trend begun in 2018. Given these facts and assuming we avoid negative shocks to the global economy, it is possible that the US 10-year Treasury yield could rise to as high as 3.75% in 2019.OUTLOOK 2019CITI PRIVATE BANKBuying value is better than chasing momentumWith the US at a later stage of its economic cycle than the rest of the world, US earnings per share (EPS) are 55% above their 2007 peak. By contrast, non-US EPS remain 20% below their last peak. As well as a stronger recovery in earnings, US equity valuations have risen more sharply. Investors pay about one-quarter more for a dollar of US earnings than they do for non-US earnings. But should they do so now?For much of the time in recent years, buying the more highly valued US has been rewarded with outperformance. However, we do not advocate persisting with this approach. In a late-cycle environment, we are mindful of the risk of ‘buying high.’ The history of markets suggests that the good recent performance in one asset class is unlikely to repeat itself. Over the last decade, the best performing of the ten asset classes shown in the infographic in Safeguarding assets has been US small- and mid-cap equities. Currently, they trade on 24 times trailing earnings. Most of these smaller firms have weaker balance sheets to weather future economic storms, with greater debt burdens. We currently have a slightly underweight tactical allocation to US small- and mid- caps, even while acknowledging that the segment may rebound in coming months. We are likely to deepen our underweight as future risks build, underscoring our view that small caps are unlikely to be the next decade’s top performer – see Wise idea: Sell booms, buy busts.Managing late-cycle risksDespite our conviction that there is meaningful upside for risk assets heading into 2019, we also recognize investors’ desire to preserve prior years’ gains. We therefore want investors to consider ways of maintaining market exposure while protecting against downside - see Safeguarding assets. We also advocate exploring hedging possibilities. The cost of hedging against a cyclical bear market – a temporary drawdown of 20% or more in US equities – is priced at 63%1 lower for the next two years than it was during the first two years of the present economic recovery. At that stage, the US economy was deeply depressed. Equity valuations were half their current level. It seems anomalous to us that a cyclical bear market is priced as Overviewbeing less probable after a decade of growth and rising markets than it was after just two years of the same. We see the low cost of hedging now as an anomaly and a potential opportunity. We believe hedging offers a potential alternative to attempts to time the market aggressively – see This is not the time to time the markets.A time to hedgeHedging has shown benefits when measured over full cycles – figure 6. However, it seems likelier to add value after a long bull market than at times when asset prices and economic activity are deeply depressed. We thus recommend hedging at times like these. While the macro-level illustrations are useful, we suggest doing so in a cost-effective way that does not require frequent and expensive adjustments. It is the right time to take portfolio actions...Hedging is just one of our recommended actions as we enter 2019. In this publication, we explore a variety of opportunities that may help to prepare portfolios for the coming year and beyond. As well as our tactical positioning for the period immediately ahead, we also consider the multi-year prospects for asset classes – see The long-term outlook for asset classes– as well as our investment themes. By combining our recommended actions, we believe you can build stronger portfolios for more turbulent times. We believe you should do so now.</text:p>
          </table:table-cell>
        </table:table-row>
        <table:table-row table:style-name="ro1">
          <table:table-cell office:value-type="string" calcext:value-type="string">
            <text:p>2020: What to expect when you are expecting recession</text:p>
          </table:table-cell>
          <table:table-cell office:value-type="string" calcext:value-type="string">
            <text:p>We do not expect the next US recession and global downturn to begin in 2019. Time-tested leading indicators of economic activity are not currently consistent with a contraction in the next twelve months. However, financial markets are among these leading indicators, and fears of a 2020 peak may become more prevalent before 2019 is over. And there is always a risk that unanticipated shocks may accelerate the onset of recession. Therefore, we think it is worth thinking about what the next recession may look and feel like.We do not believe the next recession will resemble the last one. The 2008-09 slump was deep, as those associated with financial crises have usually been. Today, the banking system is better capitalized than it was ahead of the last crisis, with tangible common equity having doubled since 2007. We believe both the next recession and associated bear market will be on a lesser scale than those of a decade ago. The probability of a recession rises in 2020. With demand for labor gradually set to outstrip supply, overheating risks may come to the fore. While the US financial sector may enter the next downturn with a stronger balance sheet than it did last time round, the same cannot be said of the US government. President Trump’s policy experiment of seeking to boost growth sharply in the later stages of a cycle via tax cuts and spending increases has seen an already large budget deficit of $604bn in 2017 swell to $804bn in 2018. The Congressional Budget Office sees further widening of the deficit in each year out to 2026. Such deficits reduce market liquidity as funding requirements rise and consumer savings fall.What is a normal recession like? Investors tend to overreact.Once a downturn does strike, investors should keep events and their portfolios in perspective. Post-war recessions – including the Global Financial Crisis – have involved an average of slightly less than one year of contracting economic activity, and one year of sharply negative equity returns. Over time, though, investors have tended to behave as if such periods might be almost permanent, and have committed asset allocation errors whose negative effects persist for years. How do you know when a recession becomes more likely? Asfigure7 shows, an inverted US yield curve has preceded every US downturn for the past half century. There have been a couple false or early warnings, but no contraction cycles have occurred without this signal being triggered. US contractions have begun on average twelve months after long yields have fallen below the Fed’s policy rate. US equities – also a leading indicator, but with a shorter lead time – have peaked on average four months after yield curve inversions. Of course, there are no guarantees when assessing financial market performance. However, we note the past tendency of credit markets and equities to have been much more coincident indicators of economic downturns than the yield curve – figure 8.Not yet!Despite widespread attention and concern, the US yield curve has yet to invert and thus start some of our recession ‘clocks’ ticking. While we have already de-risked our asset allocation over the past year, we believe the sharp valuation declines driven by rising EPS and investor pessimism are premature. In the coming year, we will further describe our guideposts for the eventual recession, and recommend more steps to prepare portfolios. </text:p>
          </table:table-cell>
        </table:table-row>
        <table:table-row table:style-name="ro1">
          <table:table-cell office:value-type="string" calcext:value-type="string">
            <text:p>Will the trade war open or close markets?</text:p>
          </table:table-cell>
          <table:table-cell office:value-type="string" calcext:value-type="string">
            <text:p>In September 2018, the US successfully concluded a revised trade agreement with South Korea, and then with Canada and Mexico. During 2018, hopes and fears over trade between the European Union and the US waxed and waned. For China, the US announced escalating tariff rates for 2019, but subsequently said it would hold off amid negotiations for a wide-ranging trade deal by the end of February. Will the US-driven renegotiations and other actions result in more open or more closed international trade?The US administration appears to have two conflicting objectives in the trade war that it has initiated. One is ‘freer trade’ (FT) - a reduction of global trade barriers. The other is what might be called ‘better trade’ (BT), which seeks to erase US trade deficits by erecting strategic trade barriers, and by bringing more of the manufacturing supply chain back onshore to the US. We see both of these objectives represented by current and former White House officials. Former White House economic advisor Gary Cohn was the best known voice for FT, with Director of the National Trade Council Peter Navarro the most visible proponent of BT. Markets have long held out the hope that FT would predominate, that trade barriers would actually come down, and the trade war would have no casualties.It has not always been clear which of these two objectives President Trump supports. Despite cutting trade deals with certain partners that have reduced trade barriers, some of his comments suggest traditional protectionism is his ultimate goal. Indeed, it seems to be the case that the US is aiming both to lower and raise trade barriers for specific counterparties – see The expected and unexpected events of 2018.Two different outcomes, one benign and one dangerousA conventional economic analysis of the objectives of FT and BT finds sharply different economic implications. The goal of FT aligns closely with mainstream economic theory. It suggests that a victory would boost global economic activity and, by extension, financial markets. In contrast, the goal of BT is best viewed as a zero-sum game or worse. The US economy has added 12 million jobs since the economic peak of 2007. As figure9 shows, the nation has seen unemployment drop to less than 4% in recent years ‘despite’ its large trade deficit. In fact, faster US growth and budget deficits – which create demand not supply – quite ordinarily cause a rise in demand for imports. The US cannot produce all it consumes any more than individual workers could fashion their own vehicles to drive to work. Both require trade with others at a macro and micro level. Satisfying US internal demand without any external supplies would most likely mean higher prices and a lower output level for the US and almost any other economy. There are signs and statements supporting the idea that the President has feet in both camps. While deals struck with key allies in North America and Asia suggest a willingness to engage in FT, his other statements suggest a risk he leans more towards BT. These include his oft-repeated assertion that it is easy to win a trade war with another country when you have a $100bn deficit ‘by just not trading’. As a result, we must be mindful of how the negotiations with China go in coming months, with implications for Europe in particular. On the one hand, freer trade could calm tensions and extend the current period of global growth. On the other, we may see a greater negative impact as trade slows globally. Given these scenarios, our view is that investors should prepare portfolios for either outcome. </text:p>
          </table:table-cell>
        </table:table-row>
        <table:table-row table:style-name="ro1">
          <table:table-cell office:value-type="string" calcext:value-type="string">
            <text:p>The expected and unexpected events of 2018</text:p>
          </table:table-cell>
          <table:table-cell office:value-type="string" calcext:value-type="string">
            <text:p>The trade war came as a shock to markets in 2018, alongside the strong growth and monetary tightening that we expected. We consider the implications for investors looking ahead. In 2018, financial market returns were shaped by three major influences. We had expected two of them, but underestimated the likelihood and impact of the third. First, we expected strong economic and corporate profit growth. Full year average US GDP growth is estimated at around 3% for 2018, with global growth of about 3.3%. US earnings per share (EPS) are on track for a gain of roughly 23%, and global EPS for some 17%.1 We estimate roughly 8 percentage points of the 2018 US profit gain derives from a one-time cut in corporate tax rates. Still, the overall robustness of profits, particularly for the US, has been better than we expected. Second, we anticipated the US Federal Reserve’s reduction in its asset holdings and higher borrowing by the US Treasury would syphon flows away from other asset classes. Steven Wieting <text:s text:c="3"/>| <text:s text:c="3"/>Chief Investment Strategist and Chief EconomistThe trade war came as a shock to markets in 2018, alongside the strong growth and monetary tightening that we expected. We consider the implications for investors looking ahead.®In turn, we thought this would mean more limited returns for most financial markets than in 2017. This too came to pass. Valuations in global equities and fixed income have fallen, but returns have been positive overall. Returns over the past twelve months have been about 3.1% for US equities and -7.9% for non-US equities, as of 23 November 2018. For a global benchmark of equities and fixed income together, the return in US dollar terms has been about 0.1%.2The Fed’s asset holdings have fallen by $230 billion in 2018 to date. At the same time, due to higher deficits from the tax cut, borrowing by the US Treasury has increased by $100 billion relative to 2017. Increased government borrowing from the private sector is one of many factors that drove US yields up in 2018, pressuring fixed income and equity returns worldwide. Thirdly, while we noted in Outlook 2018that disruptions to world trade represented the biggest risk to global growth, we did not expect the trade war to unfold as it did – figure 1. The anticipated disruption of global trade – in combination with Fed tightening and some idiosyncratic country issues – caused sharp divergence between US and non-US asset market performance during the year. In some cases, this involved already undervalued assets declining and already richly valued ones rising further.New world disorderBoth tax cuts and trade protectionism were among Donald Trump’s presidential election campaign promises in 2016. However, trade protectionism got sidelined by US domestic political negotiations in 2017, before coming to the fore. The desire of all countries involved to strike quick trade deals with the US or risk worse actual or threatened tariffs is not easy to judge. Trade policy uncertainty was the single biggest reason why we reduced our overall non-US equities weightings in July 2018. Importantly, we consider trade to be critical to the outlook for how corporate profits might perform, including for US firms, whose vulnerability may be underappreciated by investors. We consider trade to be critical to the outlook for how corporate profits might perform. Successfully completed trade agreements with Mexico and Canada will likely further convince President Trump of the effectiveness of his aggressive, tariff-led approach. However, those two nations have by far the greatest reliance on US trade, and are threatened directly by diminished economic activity with the US. The lengthy battles to achieve these new North American trade deals highlight just how difficult it may be to reach further agreements with the European Union and China, despite hopeful statements from all sides.In May 2018, US Treasury Secretary Mnuchin announced that the US was ‘putting the trade war on hold’ following negotiations with Chinese counterparts. The initial optimism that his statement created was quickly dashed. Since then, it has seemed that the US’s ideal outcome would be a complete overhaul of China’s approach to subsidizing industry, the opening of the country’s domestic markets to foreign competition, and a hard quantitative reduction in China’s trade surplus with the US. The US would also like greater protection of intellectual property, a goal widely shared by others. While these goals might seem advantageous, the US has offered nothing in return save lifting its punishing tariffs.Following failed attempts to strike an early deal, the US subsequently announced large-scale tariffs on Chinese imports with pre-set escalation. The Chinese authorities compared the situation to the bitter Opium Wars of the nineteenth century, in which the British Empire forced China to legalize the opium trade, open its markets to British merchants, and lift import taxes. Memories of the accompanying ‘century of humiliation’ – the loss of economic control and territory to foreigners – remain sensitive in modern China.All this naturally presents a host of geopolitical and economic hazards for the world. However, on 1 December, Presidents Trump and Xi separately announced a ‘highly successful’ agreement to negotiate a trade truce. The US’s has set a deadline for its conclusion in late February, and expects it to be followed by large-scale Chinese purchases of US agricultural products and industrial supplies, a variety of measures to protect intellectual property, and for US firms to be given better access to Chinese markets. While the agreement is clearly a positive development, suspense will continue right up until the deadline. Also, the trade talks cannot be expected to end all friction between the two powers.After decades of global economic integration, a disintegration of ties between the world’s two largest national economies raises risks to both business and portfolios – figure 2. Companies and investors underappreciate many potential outcomes including the possibility that citizens of certain domiciles will not be as free to invest as they are now. Another is the risk that services, currently not on the negotiating table, will become a target for China, widening the trade war’s scope, and hurting US businesses more directly. In a potential silver lining that is merely theoretical for now, a reversal of the integration between the Chinese and US economies could bring about lower correlations between asset prices over time, and thus greater potential portfolio diversification benefits. In the coming year, the US and China may also clash over currency policy. Ire over IranThe US trade dispute with China is not the only pressing issue for the coming year. In pulling the US out the 2015 nuclear non-proliferation deal with Iran, President Trump stated that ‘anyone doing business with Iran will not be doing business with the US.’ The US subsequently took action to exclude firms found engaged in commerce with Iran from using the US banking system, from settling trade in US dollars, and from engaging in commerce in the US. Quite unpredictably, it also exempted eight of Iran’s major oil customers from the same sanctions, causing convulsions in the global oil price.By contrast, the European Union said it would not abandon the 2015 accord. In an unprecedented step, it said it would create a special payments channel open to all countries that would facilitate what it recognizes as legal trade with Iran. Whether or not this special purpose vehicle can successfully hide and shield economic actors from US sanctions, the opposing stances of two longtime allies over Iran suggests a great loss of policy cohesion between the US and Europe. The US has elsewhere openly stated that a multi-lateral approach weakens outcomes for the US. For a second year at the United Nations, Trump argued against accepting a consensual approach that fails to put US interests first. As long-term wealth and risk managers, we have to be concerned over whether the value of strategic alliances will some day be tested again, as in so many great tragedies of history. As international cohesion weakens and diplomatic relations become less predictable, we reiterate the importance of global diversification. Having exposure to multiple asset classes across the world may help to mitigate the effect of local or regional flare-ups. While the world as a whole is likely to be worse off as a result of greater barriers to trade, certain countries may be less affected than others, while some may gain at others’ expense. We also highlight the possibility of making opportunistic investments if short-term overreactions to flare-ups create divergences between price and value. Even if trade and geopolitics become less global, your portfolio should certainly not.</text:p>
          </table:table-cell>
        </table:table-row>
        <table:table-row table:style-name="ro1">
          <table:table-cell office:value-type="string" calcext:value-type="string">
            <text:p>Wise idea: Selling booms and buying busts</text:p>
          </table:table-cell>
          <table:table-cell office:value-type="string" calcext:value-type="string">
            <text:p>Investing more in cheap asset classes and less in expensive ones can help improve risk-adjusted returns over time. But doing so requires a disciplined approach.Late-cycle investing presents a unique challenge. After sustained growth periods, profits have accumulated and future investor expectations follow animal spirits, running wild. Many investors herd into markets and asset classes that have already performed well, paying high valuations in the hope of further gains. Later on, amidst the despair of a final-stage bust, investors all too easily capitulate not long before markets begin to rebound strongly. These poor investor behaviors reflect, in the first case, the fear of missing out and, in the second case, loss aversion. In both cases, the poor behaviors can have significant effects on wealth. The seemingly logical answer here may be to adopt Warren Buffett’s approach of selling booms and buying busts. Some investors try to do this by switching aggressively between risky assets and cash at perceived times of boom and bust. Such random market timing efforts almost inevitably limit portfolio returns and increase portfolio volatility – see This is not the time for market timing. A better way via AVSInvestors do not need to shift allocations based on perceptions, however. Citi Private Bank’s strategic asset allocation methodology – Adaptive Valuation Strategies (AVS) – has an inherent tendency to sell booms and buy busts. When determining how much to allocate to each asset class, AVS focuses upon current valuations and how they compare to historical ones. In order to do so, it relies on a simple but powerful insight: low current valuations have typically preceded periods of high relative returns over time. In contrast, high valuations are indicative of future periods of comparatively low returns. AVS thus allocates more to asset classes whose low valuations point to higher future risk-adjusted returns, which is a typical feature of those markets or asset classes that have suffered a ’bust‘, a period of unusual underperformance. AVS also allocates less to asset classes whose high valuations potentially indicate lower risk-adjusted returns, something often seen after a long boom. While risk asset classes have generally risen over the last decade, some have appreciated much more than others. The US is a standout example. Driven by the US economy’s uninterrupted recovery since mid-2009, US large-cap and US small- &amp; mid-cap equities were the decade’s two top-performing asset classes - see Safeguarding assets. The appreciation of the US dollar has further contributed sharply to US returns measured in US dollars – figure 1 – as well as pushing US equities’ share of global market capitalization to multi-year highs. Understanding return expectationsWe do not believe that US small- and mid-cap equities and US large caps will be the next decade’s top performers. Why? As our Asset class performance infographic shows - see Safeguarding assets - no asset class in our study has experienced two consecutive decades as top performer. We thus believe that these two asset classes’ current high valuations point to more typical future returns, according to AVS methodology. Sometime after 2019, we also expect the US dollar to begin weakening and continue doing so over subsequent years. This would reduce US asset values for non-dollar investors and raise returns for non-dollar assets. In our present tactical asset allocation, therefore, we have neutral weightings to both US small- and mid-cap equities, as well as to US large caps. By contrast, emerging market equities suffered something of a bust in 2018. As a result, their relatively low valuations point to annualized returns over the coming decade of 11.6% - more than double the strategic return estimate for developed market equities – see figure 1 in The long-term outlook for asset classes. AVS thus adapts its recommended allocations in light of this outlook. And our Global Investment Committee has complemented this with a further ‘tactical’ or additional overweight recommendation on our present twelve- to eighteen-month view favoring emerging equities.The case for selling booms and buying busts based upon decades of market data is compelling. Market timing is an ineffective way to enhance a portfolio’s risk-adjusted returns. In contrast, buying undervalued markets and reducing exposure to expensive ones has proven incrementally profitable – provided the portfolio remains fully invested. By aligning your portfolio to your recommended AVS allocation while reallocating its assets periodically, selling booms and buying busts automatically becomes an element within your investment strategy. Both shorter- and longer-term, this is likely to produce better risk-adjusted returns and make the trajectory of your portfolio potentially less volatile and more profitable. Allowing your assets to be managed via a disciplined discretionary <text:s text:c="2"/>process is one way to help ensure your portfolio is routinely re-evaluated and rebalanced. That sure beats being guided by animal spirits.Buying undervalued markets and reducing exposure to expensive ones has proven incrementally profitable – provided the portfolio remains fully invested. </text:p>
          </table:table-cell>
        </table:table-row>
        <table:table-row table:style-name="ro1">
          <table:table-cell office:value-type="string" calcext:value-type="string">
            <text:p>This is not the time for market timing</text:p>
          </table:table-cell>
          <table:table-cell office:value-type="string" calcext:value-type="string">
            <text:p>Market timing in a late-stage bull market may sound like a good idea. But experience suggests that there is no ‘right time’ to time the markets. It sounds perfectly logical. If we can avoid the ’big drawdown’ by selling at the peak and buying back in at the trough, we will obviously make more money. So obvious does it seem, that many investors devote themselves entirely to trying to catch most of the markets’ upside and then switching into cash during downturns. However, a look at the data suggests that market timing is neither easy nor profitable. Let’s start from the bottom.Getting in at the ’wrong‘ timeHow would you have done if you’d been unfortunate enough to have invested at some of the least favorable times in recent decades? Figure 1 shows how long you’d have had to have waited to get back to breakeven had you invested one month before eight of the worst periods of market stress since 1973. These are returns from an investment in a global multi-asset class allocation equivalent to a Citi Private Bank AVS allocation at Risk Level 3, containing developed equities, investment grade fixed income, and US corporate fixed income. Investing one month prior to a crisis generates losses that take time to recover. How long? On average, it would have taken 2.8 years to recover the original investment. In the worst-case scenario, it took 4.7 years. If the investment had been entirely in developed equities – a concentrated allocation that we would not recommend – the average recovery time was 3.2 years and the longest was 6 years. Getting in at the ’right’ timeSome of the strongest positive returns have occurred in the aftermath of stress periods. Figure 2 shows the S&amp;P 500’s performance in each of the four years following four prominent stress periods. However, evidence suggests that most investors freeze up in fear after periods of negative returns and end up sitting in cash, especially during the first of the four years. That’s precisely what keeps them from generating profits, as the largest positive returns are often clustered in that first post-stress period year. 29Waiting until the ‘right’ time?Should you invest now or wait? When we consider the long-term risk-adjusted return potential from asset allocation – see Safeguarding assets: Global portfolios are the cornerstone - it is certainly possible to do better than trying to time the markets. Different markets make profits at different times. By holding a global equity and fixed income portfolio based in large part on the relative value of each, we could generate better risk-adjusted returns than with market timing. This comes partly from asset allocation and partly from rebalancing, moving from expensive markets to cheaper ones in a fashion that most investors cannot accomplish on their own. Avoiding drawdowns?What about avoiding drawdowns once you are already invested? Figure 3 compares the annualized returns from staying fully invested in the S&amp;P 500 over three consecutive ten-year periods. It also shows the scenarios of being invested but somehow managing to avoid the market’s ten worst days, and also missing its ten best days during those periods. From 1988 to 1997, the annualized return on an investment in the S&amp;P 500 would have risen from 17.6% to 22.8% by avoiding the ten worst days. By contrast, missing out on the market’s ten best days would have resulted in an annualized return of 13.9%. The experience would have been even worse by missing the market’s ten best days in each of the next two decades.So let’s just avoid the worst 10 days and capture the best 10 days!Clearly, avoiding the market’s worst days would have led to much higher returns. However, it turns out that the best days and the worst days are typically clustered in the same periods. In other words, you’d have had to have been entering and exiting the market with pinpoint accuracy and high frequency. Without perfect foresight, the probability of being able to achieve this is practically zero. OUTLOOK 2019CITI PRIVATE BANKI bet there is a way to do this, right?There’s a widespread belief that market timing can be successful if rules are followed, rather than relying upon gut feelings. Many of the best known market-timing systems are based on price action looking at ’inflection points.‘ For example, some investors believe that moving average crossovers give confirmation of new uptrends and downtrends respectively. Specifically, when the 50-day moving average of a market’s price crosses above its 200-day moving average – ‘a golden cross’ – it is said to be a buy signal, and when the 50-day moving average crosses below the 200-day moving average – ‘a death cross’ – it is said to be a sell signal.Between January 1997 and December 2016 – figure 4 - a market timing strategy of switching in and out of the S&amp;P 500 Index based on these crosses would have delivered an annualized total return of 6.8%. However, this was considerably less that the 7.6% a buy-and-hold strategy would have returned. Nor did market timing achieve a superior risk-adjusted return, as measured by the Sharpe ratio. In fact, systems don’t work very well. Market timing systems – however complicated they become – are prone to being out of the market at times of particular strength. The negative effects this can have on a portfolio’s compound returns over time can be painful. And the answer is...No method of market timing has been shown to be consistently better over time to having a globally diversified asset allocation. As we have seen, the best single years following stress periods have tended to be the very first year, when many market timers would have been out of the market. A leading ‘rules-based’ switching strategy produced inferior returns to buy-and-hold. And even the least fortunate of diversified buy-and-hold investors – those who invested just ahead of a stress period – would still have achieved better returns than holding cash after no more than a half a decade in the periods examined.OverviewThe hypothetical scenarios were provided for illustrative purposes. Historical data was used to create the aforementioned hypothetical scenarios. There is no guarantee the levels illustrated would be achieved.Boring but smart: get invested, stay invested, add to portfolios over timeThe data and our message are loud and clear: get invested and stay invested. We see many wise and prudent steps you can take to preserve and create value. To preserve gains made in recent years, employ strategies that maintain market upside exposure while limiting downside risks – see Safeguarding assets: Intelligent exposure to a late-cycle bull market. You can also ensure that your portfolios are exposed to markets more likely to do well in a downturn, such as healthcare – Unstoppable trends: Increasing longevity. You can strive for a portfolio of the highest quality. And you can even add to global portfolios when markets are down, just as Warren Buffett advises. The bottom line, however, is that there is compelling evidence against aggressive attempts to time the markets, with equally weighty data in favor of keeping your core portfolio fully invested over time instead.</text:p>
          </table:table-cell>
        </table:table-row>
        <table:table-row table:style-name="ro1">
          <table:table-cell office:value-type="string" calcext:value-type="string">
            <text:p>The long-term outlook for asset classes</text:p>
          </table:table-cell>
          <table:table-cell office:value-type="string" calcext:value-type="string">
            <text:p>Strategic asset allocation is crucial to the performance and risk-exposures of portfolios over time. We review our methodology’s long-term outlook for returns. How should you decide upon a strategic asset allocation, the way that your portfolio should be diversified globally and across asset classes over time? The answer depends, in large part, on forecast returns for asset classes over the next several years. Our methodology – Adaptive Valuation Strategies (AVS) – uses current valuations in order to forecast returns over the next ten years. We call these forecasts strategic return estimates or SREs. Citi Private Bank’s SREs provide insight into the return potential of each asset class as well as our view of the relative contribution each can make to a portfolio. For example, AVS estimates annualized returns over the next decade of 5.6% for Global Developed Equity, reflecting today’s rich valuations, the late stage of the economic cycle and, at some future point, a recession and recovery. By contrast, Global Emerging Equity is forecast to produce annualized returns of 11.6%, as various emerging markets continue their current early-stage recovery. Within Fixed Income, the more attractively-valued High Yield’s SRE of 5.5% is above that of Developed Investment Grade (3.2%) but below that of Emerging Fixed Income (5.6%). Each has a different value to add to portfolios going forward.Cash is modelled country by country, reflecting long-term real interest-rate forecasts and inflation expectations. Our US Cash SRE is 3.2%. Meanwhile, Hedge Funds – which can play an important portfolio role as a hedge during cyclical downturns – are estimated to return 7.7%. Every year, depending on market performance, the valuation of each asset class, and the correlation of the asset classes to each other, AVS adjusts its SREs and asset allocations for investors at different levels of risk tolerance. We think current SREs provide important insight into what may lie ahead for markets and why diversification in portfolios is so important to help safeguard assets.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Ek Mukta" svg:font-family="'Ek Mukta'"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Ek Mukta"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22:34:24.433226320</meta:creation-date>
    <dc:date>2019-03-10T22:51:39.737101532</dc:date>
    <meta:editing-duration>PT6M45S</meta:editing-duration>
    <meta:editing-cycles>1</meta:editing-cycles>
    <meta:document-statistic meta:table-count="1" meta:cell-count="18" meta:object-count="0"/>
    <meta:generator>LibreOffice/6.2.0.3$Linux_X86_64 LibreOffice_project/20$Build-3</meta:generator>
  </office:meta>
</office:document-meta>
</file>